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 fo:margin-top="0in" fo:margin-bottom="0in"/>
    </style:style>
    <style:style style:name="T2" style:parent-style-name="DefaultParagraphFont" style:family="text">
      <style:text-properties style:font-name="Helvetica" fo:color="#000000" fo:font-size="12pt" style:font-size-asian="12pt" fo:language="en" fo:country="US"/>
    </style:style>
    <style:style style:name="T3" style:parent-style-name="DefaultParagraphFont" style:family="text">
      <style:text-properties style:font-name="Helvetica" style:font-name-complex="Helvetica" fo:color="#333333" fo:font-size="15pt" style:font-size-asian="15pt" style:font-size-complex="15pt" fo:language="en" fo:country="US"/>
    </style:style>
    <style:style style:name="P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6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" style:parent-style-name="DefaultParagraphFont" style:family="text">
      <style:text-properties style:font-name="Helvetica" fo:font-weight="bold" style:font-weight-asian="bold" fo:color="#000000" fo:language="en" fo:country="US"/>
    </style:style>
    <style:style style:name="P8" style:parent-style-name="NormalWeb" style:family="paragraph">
      <style:paragraph-properties fo:margin-bottom="0.1562in" style:line-height-at-least="0.2083in" fo:background-color="#FFFFFF"/>
      <style:text-properties style:font-name="Helvetica" style:font-name-complex="Helvetica" fo:color="#333333" fo:font-size="10pt" style:font-size-asian="10pt" style:font-size-complex="10pt" fo:language="en" fo:country="US"/>
    </style:style>
    <style:style style:name="P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1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 fo:color="#000000" fo:language="en" fo:country="US"/>
    </style:style>
    <style:style style:name="P12" style:parent-style-name="NormalWeb" style:family="paragraph">
      <style:paragraph-properties fo:margin-top="0.1562in" fo:margin-bottom="0.1562in" style:line-height-at-least="0.2083in" fo:background-color="#FFFFFF"/>
      <style:text-properties style:font-name="Helvetica" style:font-name-complex="Helvetica" fo:color="#333333" fo:font-size="10pt" style:font-size-asian="10pt" style:font-size-complex="10pt" fo:language="en" fo:country="US"/>
    </style:style>
    <style:style style:name="P1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14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" style:parent-style-name="DefaultParagraphFont" style:family="text">
      <style:text-properties style:font-name="Helvetica" fo:font-weight="bold" style:font-weight-asian="bold" fo:color="#000000" fo:language="en" fo:country="US"/>
    </style:style>
    <style:style style:name="P16" style:parent-style-name="NormalWeb" style:family="paragraph">
      <style:paragraph-properties fo:margin-top="0.1562in" fo:margin-bottom="0.1562in" style:line-height-at-least="0.2083in" fo:background-color="#FFFFFF"/>
      <style:text-properties style:font-name="Helvetica" style:font-name-complex="Helvetica" fo:color="#333333" fo:font-size="10pt" style:font-size-asian="10pt" style:font-size-complex="10pt" fo:language="en" fo:country="US"/>
    </style:style>
    <style:style style:name="P17" style:parent-style-name="NormalWeb" style:family="paragraph">
      <style:paragraph-properties fo:margin-top="0.1562in" style:line-height-at-least="0.2083in" fo:background-color="#FFFFFF"/>
      <style:text-properties style:font-name="Helvetica" style:font-name-complex="Helvetica" fo:color="#333333" fo:font-size="10pt" style:font-size-asian="10pt" style:font-size-complex="10pt" fo:language="en" fo:country="US"/>
    </style:style>
    <style:style style:name="P18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1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2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color="#000000" fo:language="en" fo:country="US"/>
    </style:style>
    <style:style style:name="P21" style:parent-style-name="Heading2" style:family="paragraph">
      <style:paragraph-properties fo:margin-top="0in" fo:margin-bottom="0in"/>
    </style:style>
    <style:style style:name="T22" style:parent-style-name="DefaultParagraphFont" style:family="text">
      <style:text-properties style:font-name="Helvetica" fo:font-weight="normal" style:font-weight-asian="normal" fo:language="en" fo:country="US"/>
    </style:style>
    <style:style style:name="T23" style:parent-style-name="DefaultParagraphFont" style:family="text">
      <style:text-properties style:font-name="Helvetica" fo:font-weight="normal" style:font-weight-asian="normal" fo:language="en" fo:country="US"/>
    </style:style>
    <style:style style:name="T24" style:parent-style-name="DefaultParagraphFont" style:family="text">
      <style:text-properties style:font-name="Helvetica" style:font-name-complex="Helvetica" fo:color="#333333" fo:font-size="15pt" style:font-size-asian="15pt" style:font-size-complex="15pt" fo:language="en" fo:country="US"/>
    </style:style>
    <style:style style:name="P25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language="en" fo:country="US"/>
    </style:style>
    <style:style style:name="P26" style:parent-style-name="NormalWeb" style:family="paragraph">
      <style:paragraph-properties fo:margin-bottom="0.1562in" style:line-height-at-least="0.2083in" fo:background-color="#FFFFFF"/>
    </style:style>
    <style:style style:name="T27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28" style:parent-style-name="DefaultParagraphFont" style:family="text">
      <style:text-properties style:font-name="Helvetica" style:font-name-complex="Helvetica" fo:color="#333333" fo:language="en" fo:country="US"/>
    </style:style>
    <style:style style:name="T29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P30" style:parent-style-name="NormalWeb" style:family="paragraph">
      <style:paragraph-properties fo:margin-top="0.1562in" fo:margin-bottom="0.1562in" style:line-height-at-least="0.2083in" fo:background-color="#FFFFFF"/>
    </style:style>
    <style:style style:name="T31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32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P33" style:parent-style-name="NormalWeb" style:family="paragraph">
      <style:paragraph-properties fo:margin-top="0.1562in" style:line-height-at-least="0.2083in" fo:background-color="#FFFFFF"/>
    </style:style>
    <style:style style:name="T34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35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36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T37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P38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font-weight="bold" style:font-weight-asian="bold" fo:language="en" fo:country="US"/>
    </style:style>
    <style:style style:name="P39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language="en" fo:country="US"/>
    </style:style>
    <style:style style:name="P40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language="en" fo:country="US"/>
    </style:style>
    <style:style style:name="P41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" style:parent-style-name="DefaultParagraphFont" style:family="text">
      <style:text-properties style:font-name="Helvetica" fo:font-weight="bold" style:font-weight-asian="bold" fo:language="en" fo:country="US"/>
    </style:style>
    <style:style style:name="P43" style:parent-style-name="Standard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Helvetica" fo:language="en" fo:country="US"/>
    </style:style>
    <style:style style:name="P44" style:parent-style-name="NormalWeb" style:family="paragraph">
      <style:paragraph-properties fo:margin-bottom="0.1562in" style:line-height-at-least="0.2083in" fo:background-color="#FFFFFF"/>
    </style:style>
    <style:style style:name="T45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46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P47" style:parent-style-name="NormalWeb" style:family="paragraph">
      <style:paragraph-properties fo:margin-top="0.1562in" fo:margin-bottom="0.1562in" style:line-height-at-least="0.2083in" fo:background-color="#FFFFFF"/>
    </style:style>
    <style:style style:name="T48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49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P50" style:parent-style-name="NormalWeb" style:family="paragraph">
      <style:paragraph-properties fo:margin-top="0.1562in" style:line-height-at-least="0.2083in" fo:background-color="#FFFFFF"/>
    </style:style>
    <style:style style:name="T51" style:parent-style-name="DefaultParagraphFont" style:family="text">
      <style:text-properties style:font-name="Helvetica" style:font-name-complex="Helvetica" fo:font-weight="bold" style:font-weight-asian="bold" fo:color="#333333" fo:language="en" fo:country="US"/>
    </style:style>
    <style:style style:name="T52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T53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  <style:style style:name="T54" style:parent-style-name="DefaultParagraphFont" style:family="text">
      <style:text-properties style:font-name="Helvetica" style:font-name-complex="Helvetica" fo:color="#333333" fo:font-size="10pt" style:font-size-asian="10pt" style:font-size-complex="10pt" fo:language="en" fo:country="US"/>
    </style:style>
  </office:automatic-styles>
  <office:body>
    <office:text text:use-soft-page-breaks="true">
      <text:h text:style-name="P1" text:outline-level="2"><text:span text:style-name="T2">1.<text:s/></text:span><text:span text:style-name="T3">Bug Report "B7.04": Sleep Information has no pictures!</text:span></text:h>
      <text:p text:style-name="P4"/>
      <text:p text:style-name="P5"/>
      <text:p text:style-name="P6"><text:span text:style-name="T7">What steps will reproduce the problem?</text:span></text:p>
      <text:p text:style-name="P8">The activity<text:s/>Sleep Information<text:s/>doesn't show the user pedagogical pictures.</text:p>
      <text:p text:style-name="P9"/>
      <text:p text:style-name="P10"><text:span text:style-name="T11">What is the expected output? What do you see instead?</text:span></text:p>
      <text:p text:style-name="P12">Should show pictures to the user.</text:p>
      <text:p text:style-name="P13"/>
      <text:p text:style-name="P14"><text:span text:style-name="T15">Please use labels and text to provide additional information.</text:span></text:p>
      <text:p text:style-name="P16">Test case T7.04</text:p>
      <text:p text:style-name="P17">Solution: Add pictures.</text:p>
      <text:p text:style-name="P18"/>
      <text:p text:style-name="P19"/>
      <text:p text:style-name="P20"/>
      <text:h text:style-name="P21" text:outline-level="2"><text:span text:style-name="T22">2.</text:span><text:span text:style-name="T23"><text:s/></text:span><text:span text:style-name="T24">Bug Report "B5.04": Alarm has no sound!</text:span></text:h>
      <text:p text:style-name="P25"/>
      <text:p text:style-name="P26"><text:span text:style-name="T27">What steps will reproduce the problem?</text:span><text:span text:style-name="T28"><text:line-break/></text:span><text:span text:style-name="T29">The alarm is started,, but there is no sound.</text:span></text:p>
      <text:p text:style-name="P30"><text:span text:style-name="T31">What is the expected output? What do you see instead?</text:span><text:span text:style-name="T32"><text:line-break/>Should be an alarm signal.</text:span></text:p>
      <text:p text:style-name="P33"><text:span text:style-name="T34">Please use labels and text to provide additional information.</text:span><text:span text:style-name="T35"><text:line-break/></text:span><text:span text:style-name="T36">Test case T5.04</text:span><text:span text:style-name="T37"><text:line-break/>Solution: Add sound.</text:span></text:p>
      <text:p text:style-name="P38"/>
      <text:p text:style-name="P39"/>
      <text:p text:style-name="P40"/>
      <text:p text:style-name="P41"><text:span text:style-name="T42">3.</text:span></text:p>
      <text:p text:style-name="P43"/>
      <text:p text:style-name="P44"><text:span text:style-name="T45">What steps will reproduce the problem?</text:span><text:span text:style-name="T46"><text:line-break/>The schema is started, but always on monday.</text:span></text:p>
      <text:p text:style-name="P47"><text:span text:style-name="T48">What is the expected output? What do you see instead?</text:span><text:span text:style-name="T49"><text:line-break/>Should be started on the current day</text:span></text:p>
      <text:p text:style-name="P50"><text:span text:style-name="T51">Please use labels and text to provide additional information.</text:span><text:span text:style-name="T52"><text:line-break/>Test case T3.20</text:span><text:span text:style-name="T53"><text:line-break/>Soluti</text:span><text:span text:style-name="T54">on: Start schema on current da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style:letter-kerning="false" style:font-size-complex="12pt" fo:hyphenate="true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nes</meta:initial-creator>
    <dc:creator>Johannes</dc:creator>
    <meta:creation-date>2012-05-16T08:41:00Z</meta:creation-date>
    <dc:date>2012-05-16T09:39:00Z</dc:date>
    <meta:template xlink:href="Normal" xlink:type="simple"/>
    <meta:editing-cycles>5</meta:editing-cycles>
    <meta:editing-duration>PT900S</meta:editing-duration>
    <meta:document-statistic meta:page-count="1" meta:paragraph-count="1" meta:word-count="155" meta:character-count="976" meta:row-count="6" meta:non-whitespace-character-count="822"/>
  </office:meta>
</office:document-meta>
</file>